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4"/>
          <table:table-cell table:number-matrix-columns-spanned="4" table:number-matrix-rows-spanned="1" table:formula="of:=SIN({-1;0;1;2})" office:value-type="float" office:value="-0.841470984807896" calcext:value-type="float">
            <text:p>-0.841470984807896</text:p>
          </table:table-cell>
          <table:table-cell office:value-type="float" office:value="0" calcext:value-type="float">
            <text:p>0</text:p>
          </table:table-cell>
          <table:table-cell office:value-type="float" office:value="0.841470984807896" calcext:value-type="float">
            <text:p>0.841470984807896</text:p>
          </table:table-cell>
          <table:table-cell office:value-type="float" office:value="0.909297426825682" calcext:value-type="float">
            <text:p>0.909297426825682</text:p>
          </table:table-cell>
        </table:table-row>
        <table:table-row table:style-name="ro1">
          <table:table-cell/>
          <table:table-cell table:number-matrix-columns-spanned="2" table:number-matrix-rows-spanned="2" table:formula="of:={2;3}*{4|5}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number-matrix-columns-spanned="1" table:number-matrix-rows-spanned="1" table:formula="of:=MAX(SIN({-1;0;1;2}))" office:value-type="float" office:value="0.909297426825682" calcext:value-type="float">
            <text:p>0.90929742682568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matrix-columns-spanned="2" table:number-matrix-rows-spanned="2" table:formula="of:=[.A5:.B5]*[.A5:.A6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matrix-columns-spanned="2" table:number-matrix-rows-spanned="2" table:formula="of:=[.A8:.B8]*[.A8:.A9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matrix-columns-spanned="2" table:number-matrix-rows-spanned="2" table:formula="of:=[.A11:.B11]*[.A11:.A12]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matrix-columns-spanned="2" table:number-matrix-rows-spanned="2" table:formula="of:=[.A14:.B14]*[.A14:.A15]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0:17:25.4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20:58:13.576000000</meta:creation-date>
    <dc:date>2022-03-05T10:23:20.873000000</dc:date>
    <meta:editing-duration>PT8M45S</meta:editing-duration>
    <meta:editing-cycles>3</meta:editing-cycles>
    <meta:generator>LibreOffice/7.3.0.3$Windows_X86_64 LibreOffice_project/0f246aa12d0eee4a0f7adcefbf7c878fc2238db3</meta:generator>
    <meta:document-statistic meta:table-count="1" meta:cell-count="41" meta:object-count="0"/>
  </office:meta>
</office:document-meta>
</file>